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2d3e2" officeooo:paragraph-rsid="0012d3e2"/>
    </style:style>
    <style:style style:name="P2" style:family="paragraph" style:parent-style-name="Heading_20_3">
      <style:text-properties officeooo:rsid="0012d3e2" officeooo:paragraph-rsid="0012d3e2"/>
    </style:style>
    <style:style style:name="P3" style:family="paragraph" style:parent-style-name="Heading_20_3">
      <style:paragraph-properties fo:margin-top="0cm" fo:margin-bottom="0.499cm" style:contextual-spacing="fals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Standard">
      <style:text-properties officeooo:rsid="0012d3e2" officeooo:paragraph-rsid="0012d3e2"/>
    </style:style>
    <style:style style:name="T1" style:family="text">
      <style:text-properties officeooo:rsid="0012d3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bian 12系统尝试训练虚拟人</text:p>
      <text:p text:style-name="P5"/>
      <text:p text:style-name="P1">在 Debian 12 (也称为 Bookworm) 上训练虚拟人（比如基于深度学习的人形机器人或虚拟助手）涉及到多个步骤和组件。这里，我将提供一个基本的指南，帮助你开始在 Debian 12 上使用 Python 和 TensorFlow 或 PyTorch 训练虚拟人。</text:p>
      <text:h text:style-name="Heading_20_3" text:outline-level="3">步骤 1: 安装必要的软件</text:h>
      <text:p text:style-name="Text_20_body">首先，确保你的系统是最新的，并安装必要的开发工具和库。打开终端并运行以下命令：</text:p>
      <text:p text:style-name="Preformatted_20_Text"><text:span text:style-name="Source_20_Text">sudo apt update</text:span></text:p>
      <text:p text:style-name="Preformatted_20_Text"><text:span text:style-name="Source_20_Text">sudo apt upgrade</text:span></text:p>
      <text:p text:style-name="P4"><text:span text:style-name="Source_20_Text">sudo apt install python3 python3-pip python3-venv</text:span></text:p>
      <text:h text:style-name="Heading_20_3" text:outline-level="3">步骤 2: 创建虚拟环境</text:h>
      <text:p text:style-name="Text_20_body">为了隔离项目依赖，建议使用虚拟环境。创建一个新的虚拟环境：</text:p>
      <text:p text:style-name="Preformatted_20_Text"><text:span text:style-name="Source_20_Text">python3 -m venv virtualenv</text:span></text:p>
      <text:p text:style-name="P4"><text:span text:style-name="Source_20_Text">source virtualenv/bin/activate</text:span></text:p>
      <text:p text:style-name="P5"/>
      <text:p text:style-name="P5"/>
      <text:h text:style-name="P2" text:outline-level="3">步骤 3: 安装深度学习库</text:h>
      <text:p text:style-name="Text_20_body">选择一个深度学习框架，例如 TensorFlow 或 PyTorch。这里我们以 TensorFlow 为例：</text:p>
      <text:p text:style-name="P4"><text:span text:style-name="Source_20_Text">pip install tensorflow numpy matplotlib</text:span></text:p>
      <text:p text:style-name="Text_20_body">如果你选择 PyTorch，可以使用：</text:p>
      <text:p text:style-name="P4"><text:span text:style-name="Source_20_Text">pip install torch torchvision torchaudio</text:span></text:p>
      <text:h text:style-name="Heading_20_3" text:outline-level="3">步骤 4: 准备数据集</text:h>
      <text:p text:style-name="Text_20_body">训练虚拟人通常需要大量的数据。你可以使用公开的数据集，如 COCO 数据集等。例如，使用 TensorFlow 和 Keras 来加载 COCO 数据集：</text:p>
      <text:p text:style-name="Preformatted_20_Text"><text:span text:style-name="Source_20_Text">import tensorflow as tf</text:span></text:p>
      <text:p text:style-name="Preformatted_20_Text"><text:span text:style-name="Source_20_Text"><text:s/></text:span></text:p>
      <text:p text:style-name="Preformatted_20_Text"><text:span text:style-name="Source_20_Text"># 加载 COCO 数据集（需要先下载并解压数据集）</text:span></text:p>
      <text:p text:style-name="Preformatted_20_Text"><text:span text:style-name="Source_20_Text">coco = tf.keras.utils.get_file('coco.zip', 'http://example.com/path/to/coco.zip', extract=True)</text:span></text:p>
      <text:p text:style-name="P4"><text:span text:style-name="Source_20_Text">coco_dir = tf.keras.utils.extract_archive(coco)</text:span></text:p>
      <text:h text:style-name="Heading_20_3" text:outline-level="3">步骤 5: 定义模型</text:h>
      <text:p text:style-name="P5">定义一个简单的卷积神经网络（CNN）模型：</text:p>
      <text:p text:style-name="P5">model = tf.keras.models.Sequential([</text:p>
      <text:p text:style-name="P5"><text:s text:c="4"/>tf.keras.layers.Conv2D(32, (3, 3), activation='relu', input_shape=(64, 64, 3)),</text:p>
      <text:p text:style-name="P5"><text:s text:c="4"/>tf.keras.layers.MaxPooling2D((2, 2)),</text:p>
      <text:p text:style-name="P5"><text:s text:c="4"/>tf.keras.layers.Conv2D(64, (3, 3), activation='relu'),</text:p>
      <text:p text:style-name="P5"><text:soft-page-break/><text:s text:c="4"/>tf.keras.layers.MaxPooling2D((2, 2)),</text:p>
      <text:p text:style-name="P5"><text:s text:c="4"/>tf.keras.layers.Conv2D(64, (3, 3), activation='relu'),</text:p>
      <text:p text:style-name="P5"><text:s text:c="4"/>tf.keras.layers.Flatten(),</text:p>
      <text:p text:style-name="P5"><text:s text:c="4"/>tf.keras.layers.Dense(64, activation='relu'),</text:p>
      <text:p text:style-name="P5"><text:s text:c="4"/>tf.keras.layers.Dense(10) <text:s/># 假设有10个类别</text:p>
      <text:p text:style-name="P5">])</text:p>
      <text:p text:style-name="P5"/>
      <text:h text:style-name="P2" text:outline-level="3">步骤 6: 编译和训练模型</text:h>
      <text:p text:style-name="Text_20_body">编译模型并训练：</text:p>
      <text:p text:style-name="Preformatted_20_Text"><text:span text:style-name="Source_20_Text">model.compile(optimizer='adam', loss=tf.keras.losses.SparseCategoricalCrossentropy(from_logits=True), metrics=['accuracy'])</text:span></text:p>
      <text:p text:style-name="P4"><text:span text:style-name="Source_20_Text">history = model.fit(train_images, train_labels, epochs=10, validation_data=(test_images, test_labels))</text:span></text:p>
      <text:h text:style-name="Heading_20_3" text:outline-level="3">步骤 7: 评估和测试模型</text:h>
      <text:p text:style-name="Text_20_body">评估模型性能：</text:p>
      <text:p text:style-name="Preformatted_20_Text"><text:span text:style-name="Source_20_Text">test_loss, test_acc = model.evaluate(test_images, test_labels, verbose=2)</text:span></text:p>
      <text:p text:style-name="P4"><text:span text:style-name="Source_20_Text">print('\nTest accuracy:', test_acc)</text:span></text:p>
      <text:h text:style-name="Heading_20_3" text:outline-level="3">步骤 8: 保存模型</text:h>
      <text:p text:style-name="Text_20_body">保存训练好的模型：</text:p>
      <text:p text:style-name="P4"><text:span text:style-name="Source_20_Text">model.save('my_model.h5')</text:span></text:p>
      <text:p text:style-name="P4"><text:span text:style-name="Source_20_Text"/></text:p>
      <text:h text:style-name="P3" text:outline-level="3"><text:span text:style-name="Source_20_Text">步骤 9: 使用模型（可选）</text:span></text:h>
      <text:p text:style-name="Text_20_body">加载模型并使用它进行预测：</text:p>
      <text:p text:style-name="Preformatted_20_Text"><text:span text:style-name="Source_20_Text">from tensorflow import keras</text:span></text:p>
      <text:p text:style-name="Preformatted_20_Text"><text:span text:style-name="Source_20_Text">model = keras.models.load_model('my_model.h5')</text:span></text:p>
      <text:p text:style-name="P4"><text:span text:style-name="Source_20_Text">predictions = model.predict(test_images)</text:span></text:p>
      <text:p text:style-name="Text_20_body">以上就是在 Debian 12 上使用 Python 和 TensorFlow 或 PyTorch 训练虚拟人的基本步骤。你可以根据具体需求调整模型架构、数据预处理和训练参数。对于更复杂的应用，如生成更复杂的虚拟人行为或进行强化学习，可能需要进一步深入研究相关的算法和技术。</text:p>
      <text:p text:style-name="P4"><text:span text:style-name="Source_20_Text"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CJK SC1" style:font-family-complex="'Noto Sans CJK SC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5:56:46.335428063</meta:creation-date>
    <dc:date>2025-08-31T16:02:08.351038202</dc:date>
    <meta:editing-duration>PT5M20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2" meta:paragraph-count="52" meta:word-count="615" meta:character-count="1996" meta:non-whitespace-character-count="1832"/>
  </office:meta>
</office:document-meta>
</file>